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Inter" svg:font-family="Inter" style:font-family-generic="roman" svg:panose-1="0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5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5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5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5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5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5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 fo:text-align="center" fo:margin-top="0.0694in" fo:margin-bottom="0.0694in" fo:line-height="100%" fo:background-color="#FFFFFF"/>
    </style:style>
    <style:style style:name="T2" style:parent-style-name="Car.predefinitoparagrafo" style:family="text">
      <style:text-properties style:font-name="Inter" style:font-name-asian="Times New Roman" style:font-name-complex="Times New Roman" fo:font-weight="bold" style:font-weight-asian="bold" style:font-weight-complex="bold" fo:color="#FF0000" fo:font-size="16pt" style:font-size-asian="16pt" style:font-size-complex="16pt" style:language-asian="it" style:country-asian="IT"/>
    </style:style>
    <style:style style:name="T3" style:parent-style-name="Car.predefinitoparagrafo" style:family="text">
      <style:text-properties style:font-name="Inter" style:font-name-asian="Times New Roman" style:font-name-complex="Times New Roman" fo:font-weight="bold" style:font-weight-asian="bold" style:font-weight-complex="bold" fo:color="#31353A" fo:font-size="16pt" style:font-size-asian="16pt" style:font-size-complex="16pt" style:language-asian="it" style:country-asian="IT"/>
    </style:style>
    <style:style style:name="P4" style:parent-style-name="Normale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color="#31353A" fo:font-size="12pt" style:font-size-asian="12pt" style:font-size-complex="12pt" style:language-asian="it" style:country-asian="IT"/>
    </style:style>
    <style:style style:name="P5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P6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P7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P8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P9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P10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P11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P12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P13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font-weight="bold" style:font-weight-asian="bold" style:font-weight-complex="bold" fo:color="#4D5C6D" fo:font-size="12pt" style:font-size-asian="12pt" style:font-size-complex="12pt" style:language-asian="it" style:country-asian="IT"/>
    </style:style>
    <style:style style:name="P14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font-weight="bold" style:font-weight-asian="bold" style:font-weight-complex="bold" fo:color="#4D5C6D" fo:font-size="12pt" style:font-size-asian="12pt" style:font-size-complex="12pt" style:language-asian="it" style:country-asian="IT"/>
    </style:style>
    <style:style style:name="P15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P16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P17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P18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P19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font-weight="bold" style:font-weight-asian="bold" style:font-weight-complex="bold" fo:color="#4D5C6D" fo:font-size="12pt" style:font-size-asian="12pt" style:font-size-complex="12pt" style:language-asian="it" style:country-asian="IT"/>
    </style:style>
    <style:style style:name="P20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font-weight="bold" style:font-weight-asian="bold" style:font-weight-complex="bold" fo:color="#4D5C6D" fo:font-size="12pt" style:font-size-asian="12pt" style:font-size-complex="12pt" style:language-asian="it" style:country-asian="IT"/>
    </style:style>
    <style:style style:name="P21" style:parent-style-name="Normale" style:list-style-name="LFO5" style:family="paragraph">
      <style:paragraph-properties fo:margin-top="0.0694in" fo:margin-bottom="0.0694in" fo:line-height="100%" fo:background-color="#FFFFFF"/>
    </style:style>
    <style:style style:name="T22" style:parent-style-name="Car.predefinitoparagrafo" style:family="text">
      <style:text-properties style:font-name="Inter" style:font-name-asian="Times New Roman" style:font-name-complex="Times New Roman" fo:font-weight="bold" style:font-weight-asian="bold" style:font-weight-complex="bold" fo:color="#4D5C6D" fo:font-size="12pt" style:font-size-asian="12pt" style:font-size-complex="12pt" style:language-asian="it" style:country-asian="IT"/>
    </style:style>
    <style:style style:name="T23" style:parent-style-name="Car.predefinitoparagrafo" style:family="text"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P24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P25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P26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P27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font-weight="bold" style:font-weight-asian="bold" style:font-weight-complex="bold" fo:color="#4D5C6D" fo:font-size="12pt" style:font-size-asian="12pt" style:font-size-complex="12pt" style:language-asian="it" style:country-asian="IT"/>
    </style:style>
    <style:style style:name="P28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font-weight="bold" style:font-weight-asian="bold" style:font-weight-complex="bold" fo:color="#4D5C6D" fo:font-size="12pt" style:font-size-asian="12pt" style:font-size-complex="12pt" style:language-asian="it" style:country-asian="IT"/>
    </style:style>
    <style:style style:name="P29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font-weight="bold" style:font-weight-asian="bold" style:font-weight-complex="bold" fo:color="#4D5C6D" fo:font-size="12pt" style:font-size-asian="12pt" style:font-size-complex="12pt" style:language-asian="it" style:country-asian="IT"/>
    </style:style>
    <style:style style:name="P30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font-weight="bold" style:font-weight-asian="bold" style:font-weight-complex="bold" fo:color="#4D5C6D" fo:font-size="12pt" style:font-size-asian="12pt" style:font-size-complex="12pt" style:language-asian="it" style:country-asian="IT"/>
    </style:style>
    <style:style style:name="P31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P32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P33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P34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font-weight="bold" style:font-weight-asian="bold" style:font-weight-complex="bold" fo:color="#4D5C6D" fo:font-size="12pt" style:font-size-asian="12pt" style:font-size-complex="12pt" style:language-asian="it" style:country-asian="IT"/>
    </style:style>
    <style:style style:name="P35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font-weight="bold" style:font-weight-asian="bold" style:font-weight-complex="bold" fo:color="#4D5C6D" fo:font-size="12pt" style:font-size-asian="12pt" style:font-size-complex="12pt" style:language-asian="it" style:country-asian="IT"/>
    </style:style>
    <style:style style:name="P36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font-weight="bold" style:font-weight-asian="bold" style:font-weight-complex="bold" fo:color="#4D5C6D" fo:font-size="12pt" style:font-size-asian="12pt" style:font-size-complex="12pt" style:language-asian="it" style:country-asian="IT"/>
    </style:style>
    <style:style style:name="P37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P38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P39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P40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P41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font-weight="bold" style:font-weight-asian="bold" style:font-weight-complex="bold" fo:color="#4D5C6D" fo:font-size="12pt" style:font-size-asian="12pt" style:font-size-complex="12pt" style:language-asian="it" style:country-asian="IT"/>
    </style:style>
    <style:style style:name="P42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font-weight="bold" style:font-weight-asian="bold" style:font-weight-complex="bold" fo:color="#4D5C6D" fo:font-size="12pt" style:font-size-asian="12pt" style:font-size-complex="12pt" style:language-asian="it" style:country-asian="IT"/>
    </style:style>
    <style:style style:name="P43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font-weight="bold" style:font-weight-asian="bold" style:font-weight-complex="bold" fo:color="#4D5C6D" fo:font-size="12pt" style:font-size-asian="12pt" style:font-size-complex="12pt" style:language-asian="it" style:country-asian="IT"/>
    </style:style>
    <style:style style:name="P44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P45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P46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P47" style:parent-style-name="Normale" style:list-style-name="LFO5" style:family="paragraph">
      <style:paragraph-properties fo:text-align="justify" fo:margin-top="0.0694in" fo:margin-bottom="0.0694in" fo:line-height="100%" fo:background-color="#FFFFFF"/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P48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P49" style:parent-style-name="Normale" style:list-style-name="LFO5" style:family="paragraph">
      <style:paragraph-properties fo:margin-top="0.0694in" fo:margin-bottom="0.0694in" fo:line-height="100%" fo:background-color="#FFFFFF"/>
    </style:style>
    <style:style style:name="T50" style:parent-style-name="Car.predefinitoparagrafo" style:family="text"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T51" style:parent-style-name="Car.predefinitoparagrafo" style:family="text">
      <style:text-properties style:font-name="Inter" style:font-name-asian="Times New Roman" style:font-name-complex="Times New Roman" fo:font-weight="bold" style:font-weight-asian="bold" style:font-weight-complex="bold" fo:color="#4D5C6D" fo:font-size="12pt" style:font-size-asian="12pt" style:font-size-complex="12pt" style:language-asian="it" style:country-asian="IT"/>
    </style:style>
    <style:style style:name="T52" style:parent-style-name="Car.predefinitoparagrafo" style:family="text"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T53" style:parent-style-name="Car.predefinitoparagrafo" style:family="text">
      <style:text-properties style:font-name="Inter" style:font-name-asian="Times New Roman" style:font-name-complex="Times New Roman" fo:font-weight="bold" style:font-weight-asian="bold" style:font-weight-complex="bold" fo:color="#4D5C6D" fo:font-size="12pt" style:font-size-asian="12pt" style:font-size-complex="12pt" style:language-asian="it" style:country-asian="IT"/>
    </style:style>
    <style:style style:name="T54" style:parent-style-name="Car.predefinitoparagrafo" style:family="text"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T55" style:parent-style-name="Car.predefinitoparagrafo" style:family="text">
      <style:text-properties style:font-name="Inter" style:font-name-asian="Times New Roman" style:font-name-complex="Times New Roman" fo:font-weight="bold" style:font-weight-asian="bold" style:font-weight-complex="bold" fo:color="#4D5C6D" fo:font-size="12pt" style:font-size-asian="12pt" style:font-size-complex="12pt" style:language-asian="it" style:country-asian="IT"/>
    </style:style>
    <style:style style:name="T56" style:parent-style-name="Car.predefinitoparagrafo" style:family="text"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T57" style:parent-style-name="Car.predefinitoparagrafo" style:family="text">
      <style:text-properties style:font-name="Inter" style:font-name-asian="Times New Roman" style:font-name-complex="Times New Roman" fo:font-weight="bold" style:font-weight-asian="bold" style:font-weight-complex="bold" fo:color="#4D5C6D" fo:font-size="12pt" style:font-size-asian="12pt" style:font-size-complex="12pt" style:language-asian="it" style:country-asian="IT"/>
    </style:style>
    <style:style style:name="T58" style:parent-style-name="Car.predefinitoparagrafo" style:family="text"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T59" style:parent-style-name="Car.predefinitoparagrafo" style:family="text">
      <style:text-properties style:font-name="Inter" style:font-name-asian="Times New Roman" style:font-name-complex="Times New Roman" fo:font-weight="bold" style:font-weight-asian="bold" style:font-weight-complex="bold" fo:color="#4D5C6D" fo:font-size="12pt" style:font-size-asian="12pt" style:font-size-complex="12pt" style:language-asian="it" style:country-asian="IT"/>
    </style:style>
    <style:style style:name="T60" style:parent-style-name="Car.predefinitoparagrafo" style:family="text"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P61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P62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P63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P64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P65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P66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P67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P68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P69" style:parent-style-name="Normale" style:list-style-name="LFO5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P70" style:parent-style-name="Normale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color="#31353A" fo:font-size="12pt" style:font-size-asian="12pt" style:font-size-complex="12pt" style:language-asian="it" style:country-asian="IT"/>
    </style:style>
    <style:style style:name="P71" style:parent-style-name="Normale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color="#31353A" fo:font-size="12pt" style:font-size-asian="12pt" style:font-size-complex="12pt" style:language-asian="it" style:country-asian="IT"/>
    </style:style>
    <style:style style:name="P72" style:parent-style-name="Normale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color="#31353A" fo:font-size="12pt" style:font-size-asian="12pt" style:font-size-complex="12pt" style:language-asian="it" style:country-asian="IT"/>
    </style:style>
    <style:style style:name="P73" style:parent-style-name="Normale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color="#31353A" fo:font-size="12pt" style:font-size-asian="12pt" style:font-size-complex="12pt" style:language-asian="it" style:country-asian="IT"/>
    </style:style>
    <style:style style:name="P74" style:parent-style-name="Normale" style:list-style-name="LFO6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P75" style:parent-style-name="Normale" style:list-style-name="LFO6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P76" style:parent-style-name="Normale" style:list-style-name="LFO6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color="#4D5C6D" fo:font-size="12pt" style:font-size-asian="12pt" style:font-size-complex="12pt" style:language-asian="it" style:country-asian="IT"/>
    </style:style>
    <style:style style:name="P77" style:parent-style-name="Normale" style:family="paragraph">
      <style:paragraph-properties fo:margin-top="0.0694in" fo:margin-bottom="0.0694in" fo:line-height="100%" fo:background-color="#FFFFFF"/>
      <style:text-properties style:font-name="Inter" style:font-name-asian="Times New Roman" style:font-name-complex="Times New Roman" fo:color="#31353A" fo:font-size="12pt" style:font-size-asian="12pt" style:font-size-complex="12pt" style:language-asian="it" style:country-asian="IT"/>
    </style:style>
  </office:automatic-styles>
  <office:body>
    <office:text text:use-soft-page-breaks="true">
      <text:p text:style-name="P1"><text:span text:style-name="T2">ES.1<text:s/></text:span><text:span text:style-name="T3">Creare il data model per un’azienda di spedizioni</text:span></text:p>
      <text:p text:style-name="P4"> </text:p>
      <text:list text:style-name="LFO5" text:continue-numbering="true">
        <text:list-item>
          <text:p text:style-name="P5">Identificare le entità</text:p>
          <text:list text:continue-numbering="true">
            <text:list-item>
              <text:p text:style-name="P6">Cliente (anagrafica)</text:p>
            </text:list-item>
            <text:list-item>
              <text:p text:style-name="P7">Vettore</text:p>
            </text:list-item>
            <text:list-item>
              <text:p text:style-name="P8">Ordini (anagrafica)</text:p>
            </text:list-item>
            <text:list-item>
              <text:p text:style-name="P9">Fornitori</text:p>
            </text:list-item>
            <text:list-item>
              <text:p text:style-name="P10">Prodotti</text:p>
            </text:list-item>
          </text:list>
        </text:list-item>
        <text:list-item>
          <text:p text:style-name="P11">Determinare i campi per ogni entità</text:p>
          <text:list text:continue-numbering="true">
            <text:list-item>
              <text:p text:style-name="P12">Cliente</text:p>
              <text:list text:continue-numbering="true">
                <text:list-item>
                  <text:p text:style-name="P13">Id_cliente</text:p>
                </text:list-item>
                <text:list-item>
                  <text:p text:style-name="P14">Id_ordine</text:p>
                </text:list-item>
                <text:list-item>
                  <text:p text:style-name="P15">Nome e Cognome<text:s/>(regione sociale)</text:p>
                </text:list-item>
                <text:list-item>
                  <text:p text:style-name="P16">Indirizzo</text:p>
                </text:list-item>
                <text:list-item>
                  <text:p text:style-name="P17">Cap</text:p>
                </text:list-item>
              </text:list>
            </text:list-item>
            <text:list-item>
              <text:p text:style-name="P18">Vettore</text:p>
              <text:list text:continue-numbering="true">
                <text:list-item>
                  <text:p text:style-name="P19">Id_vettore</text:p>
                </text:list-item>
                <text:list-item>
                  <text:p text:style-name="P20">Id_ordine</text:p>
                </text:list-item>
                <text:list-item>
                  <text:p text:style-name="P21"><text:span text:style-name="T22">Id_cliente</text:span><text:span text:style-name="T23">/ destinazione finale</text:span></text:p>
                </text:list-item>
                <text:list-item>
                  <text:p text:style-name="P24">Codice Tracking</text:p>
                </text:list-item>
                <text:list-item>
                  <text:p text:style-name="P25"/>
                </text:list-item>
              </text:list>
            </text:list-item>
            <text:list-item>
              <text:p text:style-name="P26">Ordini</text:p>
              <text:list text:continue-numbering="true">
                <text:list-item>
                  <text:p text:style-name="P27">Id_ordine</text:p>
                </text:list-item>
                <text:list-item>
                  <text:p text:style-name="P28">Id_prodotto</text:p>
                </text:list-item>
                <text:list-item>
                  <text:p text:style-name="P29">Id_fornitore</text:p>
                </text:list-item>
                <text:list-item>
                  <text:p text:style-name="P30">Id_cliente</text:p>
                </text:list-item>
                <text:list-item>
                  <text:p text:style-name="P31">Nome prodotto</text:p>
                </text:list-item>
                <text:list-item>
                  <text:p text:style-name="P32">Codice Tracking</text:p>
                </text:list-item>
              </text:list>
            </text:list-item>
            <text:list-item>
              <text:p text:style-name="P33">Prodotto</text:p>
              <text:list text:continue-numbering="true">
                <text:list-item>
                  <text:p text:style-name="P34">Id_ordine</text:p>
                </text:list-item>
                <text:list-item>
                  <text:p text:style-name="P35">Id_fornitore</text:p>
                </text:list-item>
                <text:list-item>
                  <text:p text:style-name="P36">Id_cliente</text:p>
                </text:list-item>
                <text:list-item>
                  <text:p text:style-name="P37">Nome prodotto</text:p>
                </text:list-item>
                <text:list-item>
                  <text:p text:style-name="P38">Codice Tracking</text:p>
                </text:list-item>
                <text:list-item>
                  <text:p text:style-name="P39"/>
                </text:list-item>
              </text:list>
            </text:list-item>
            <text:list-item>
              <text:p text:style-name="P40">Fornitori</text:p>
              <text:list text:continue-numbering="true">
                <text:list-item>
                  <text:p text:style-name="P41">Id_fornitore</text:p>
                </text:list-item>
                <text:list-item>
                  <text:p text:style-name="P42">Id_ordine</text:p>
                </text:list-item>
                <text:list-item>
                  <text:p text:style-name="P43">Id_prodotti</text:p>
                </text:list-item>
                <text:list-item>
                  <text:p text:style-name="P44">Nome e Cognome<text:s/>(regione sociale)</text:p>
                </text:list-item>
                <text:list-item>
                  <text:p text:style-name="P45">Indirizzo</text:p>
                </text:list-item>
                <text:list-item>
                  <text:p text:style-name="P46">Cap</text:p>
                </text:list-item>
                <text:list-item>
                  <text:p text:style-name="P47">Id_ordin</text:p>
                </text:list-item>
              </text:list>
            </text:list-item>
          </text:list>
        </text:list-item>
        <text:list-item>
          <text:p text:style-name="P48">Determinare le relazioni per ogni entità</text:p>
          <text:list text:continue-numbering="true">
            <text:list-item>
              <text:p text:style-name="P49"><text:span text:style-name="T50">I<text:s/></text:span><text:span text:style-name="T51">fornitori</text:span><text:span text:style-name="T52"><text:s/>ci spediscono vari<text:s/></text:span><text:span text:style-name="T53">ordini</text:span><text:span text:style-name="T54">, contenenti vari<text:s/></text:span><text:span text:style-name="T55">prodotti</text:span><text:span text:style-name="T56">, da spedire attraverso<text:s/></text:span><text:span text:style-name="T57">vettori</text:span><text:span text:style-name="T58"><text:s/>ai<text:s/></text:span><text:span text:style-name="T59">clienti</text:span><text:span text:style-name="T60">.</text:span></text:p>
            </text:list-item>
          </text:list>
        </text:list-item>
        <text:list-item>
          <text:p text:style-name="P61">Determinare le chiavi</text:p>
          <text:list text:continue-numbering="true">
            <text:list-item>
              <text:p text:style-name="P62">Id_ordine (primaria)</text:p>
            </text:list-item>
            <text:list-item>
              <text:p text:style-name="P63">Id_cliente(esterna)</text:p>
            </text:list-item>
          </text:list>
        </text:list-item>
        <text:list-item>
          <text:p text:style-name="P64">Determinare i tipi di tabelle</text:p>
          <text:list text:continue-numbering="true">
            <text:list-item>
              <text:p text:style-name="P65">Cliente (anagrafica)</text:p>
            </text:list-item>
            <text:list-item>
              <text:p text:style-name="P66">Prodotto (anagrafica)</text:p>
            </text:list-item>
            <text:list-item>
              <text:p text:style-name="P67">Fornitore (anagrafica)</text:p>
            </text:list-item>
            <text:list-item>
              <text:p text:style-name="P68">Ordine (fatti)</text:p>
            </text:list-item>
            <text:list-item>
              <text:p text:style-name="P69">Vettore (fatti)</text:p>
            </text:list-item>
          </text:list>
        </text:list-item>
      </text:list>
      <text:p text:style-name="Paragrafoelenco"/>
      <text:p text:style-name="Normale"/>
      <text:p text:style-name="Normale"/>
      <text:p text:style-name="P70">Riportare poi le tabelle in Excel e popolare con dei dati dummy</text:p>
      <text:p text:style-name="P71"> </text:p>
      <text:p text:style-name="P72">Limiti tecnici</text:p>
      <text:p text:style-name="P73"> </text:p>
      <text:list text:style-name="LFO6" text:continue-numbering="true">
        <text:list-item>
          <text:p text:style-name="P74">Un ordine può avere più prodotti ma un solo cliente</text:p>
        </text:list-item>
        <text:list-item>
          <text:p text:style-name="P75">Un vettore può contenere più ordini</text:p>
        </text:list-item>
        <text:list-item>
          <text:p text:style-name="P76">Un cliente può avere più ordini</text:p>
        </text:list-item>
      </text:list>
      <text:p text:style-name="P77"> </text:p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Inter" svg:font-family="Inter" style:font-family-generic="roman" svg:panose-1="0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NormaleWeb" style:display-name="Normale (Web)" style:family="paragraph" style:parent-style-name="Normale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it" style:country-asian="I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Wingdings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Symbol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Wingdings"/>
    </style:style>
    <style:style style:name="WW_CharLFO5LVL8" style:family="text">
      <style:text-properties style:font-name="Symbol"/>
    </style:style>
    <style:style style:name="WW_CharLFO5LVL9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5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5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5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5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5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5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uben</meta:initial-creator>
    <dc:creator>Ruben</dc:creator>
    <meta:creation-date>2022-09-25T11:24:00Z</meta:creation-date>
    <dc:date>2022-09-26T20:28:00Z</dc:date>
    <meta:template xlink:href="Normal" xlink:type="simple"/>
    <meta:editing-cycles>1</meta:editing-cycles>
    <meta:editing-duration>PT40620S</meta:editing-duration>
    <meta:document-statistic meta:page-count="2" meta:paragraph-count="2" meta:word-count="170" meta:character-count="1141" meta:row-count="8" meta:non-whitespace-character-count="973"/>
  </office:meta>
</office:document-meta>
</file>